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Heading_20_4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eron Guide</text:p>
      <text:h text:style-name="Heading_20_4" text:outline-level="4">Overview</text:h>
      <text:p text:style-name="Text_20_body">Melissa always has interesting birthday parties. <text:s/>This year, she chose to model her party on the CBS reality travel show, <text:span text:style-name="T3">The Amazing Race</text:span><text:span text:style-name="T4">.</text:span></text:p>
      <text:p text:style-name="P3">In the TV show, teams travel around the world solving puzzles and performing culturally significant tasks. <text:s/>We're going to do something similar around the Maitland Community Park. <text:s/>Instead of having every team do the tasks in order, we scrambled several of the tasks to avoid traffic jams. <text:s/>And we're not racing – the first team to finish doesn't get a prize, and the last team to the Pit Stop will not be eliminated. <text:s/>We're just having fun.</text:p>
      <text:h text:style-name="Heading_20_4" text:outline-level="4">So you want to be a hero</text:h>
      <text:p text:style-name="Text_20_body">We tried to make these challenges simple enough for the ten-year-olds, but interesting to the older kids and possible for the younger kids. <text:s/>With a little luck, we'll have nicely balanced teams, but it's almost inevitable that there will be problems.</text:p>
      <text:h text:style-name="Heading_20_4" text:outline-level="4">You're our only hope</text:h>
      <text:p text:style-name="Text_20_body">That's where you come in! <text:s/>We're putting one adult chaperon with each team so all the kids have fun. <text:s/>You will be the final judge of whether a task has been completed or not, and you'll make up any rules that we forgot. <text:s/>Your word is law. <text:s/>(Unlike at home.) <text:s/></text:p>
      <text:p text:style-name="Text_20_body">If a littlie is struggling, you can help out. <text:s/>Or allow teammates to help out. <text:s/>Or decide that they've completed the task (hurray!).</text:p>
      <text:h text:style-name="Heading_20_4" text:outline-level="4">Help is here</text:h>
      <text:p text:style-name="Text_20_body">We may have made a few clues too difficult for the chaperons! <text:s/>We <text:span text:style-name="T1">think</text:span><text:span text:style-name="T2"> you'll have no problems, but if you need some help, we've provided hints and answers in this packet.</text:span></text:p>
      <text:p text:style-name="P5">If you need any additional help, at least one of the producers will be in the pavilion.</text:p>
      <text:h text:style-name="P2" text:outline-level="4">Playing along</text:h>
      <text:p text:style-name="P5">Most of the tasks are pretty simplistic; the clues aren't really clues, they're more like instructions. <text:s/>The hints and answers are on separate sheets, so you can play along without spoiling the puzzles if you like. <text:s/>Knowing that the answers are nearby should keep even the most challenging puzzle from becoming frustrating.</text:p>
      <text:h text:style-name="Heading_20_4" text:outline-level="4">Cameraman</text:h>
      <text:p text:style-name="Text_20_body">Make sure they take plenty of pictures! <text:s/>We're going to mail a photo CD after the party.</text:p>
      <text:h text:style-name="Heading_20_4" text:outline-level="4">Registration</text:h>
      <text:p text:style-name="Text_20_body">The first task for every team is decorate visors. <text:s/>They can wear the visors today if they like. <text:s/>After each team member completes a task, you should <text:span text:style-name="T1">give them a flag sticker</text:span><text:span text:style-name="T2"> to put on their visor. <text:s/>Think of it as a visa stamp on a passport.</text:span></text:p>
      <text:h text:style-name="Heading_20_4" text:outline-level="4">Thanks!</text:h>
      <text:p text:style-name="Text_20_body">Really, thanks for helping out. <text:s/>We couldn't do it without you!</text:p>
      <text:p text:style-name="P1">Hints</text:p>
      <text:h text:style-name="Heading_20_4" text:outline-level="4">Stylin'</text:h>
      <text:p text:style-name="Text_20_body">These visors are like the kids' passports. <text:s/>After they complete a task, they get a flag sticker that they can put on their visors, like a visa stamp. <text:s/>It doesn't matter which flag sticker you give them; it's just a remembrance.</text:p>
      <text:p text:style-name="Horizontal_20_Line"/>
      <text:h text:style-name="Heading_20_4" text:outline-level="4">Birthday Points</text:h>
      <text:p text:style-name="Text_20_body">Your team can score more than 10 points. <text:s/>You choose whether little ones can be lifted up or not.</text:p>
      <text:h text:style-name="Heading_20_4" text:outline-level="4">Logo</text:h>
      <text:p text:style-name="Text_20_body">Everything the kids need to create their swatch is in the pavilion. <text:s/></text:p>
      <text:h text:style-name="Heading_20_4" text:outline-level="4">Orienteering</text:h>
      <text:p text:style-name="Text_20_body">The cake and the map have a symbol in common. <text:s/>Notice the position of the Playmobil figure.</text:p>
      <text:h text:style-name="Heading_20_4" text:outline-level="4">Orienteering, part 2</text:h>
      <text:p text:style-name="Text_20_body">The doll is ready to start this challenge.</text:p>
      <text:p text:style-name="Text_20_body">To get to the rotted stump you don't turn all the way to the right, maybe just 45 degrees. </text:p>
      <text:p text:style-name="Text_20_body">The end of the task only requires walking through the lawn, not through shrubbery. <text:s/>The thing you can sit on is not a bench.</text:p>
      <text:h text:style-name="Heading_20_4" text:outline-level="4">Research</text:h>
      <text:p text:style-name="Text_20_body">Most of these clues can be found in or near the clubhouse office.</text:p>
      <text:p text:style-name="Text_20_body">Capitalization is not important; the answers fit exactly in the spaces provided.</text:p>
      <text:p text:style-name="Text_20_body">The tan sign asks you to clean up after your dog; all the tan signs in the park are the same.</text:p>
      <text:p text:style-name="Text_20_body">“Writing in words” means 'twenty-five cents', 'three dollars', and so on.</text:p>
      <text:p text:style-name="Text_20_body">There is a copy of the Observer's front page in your envelope if the kids can't find one on their own.</text:p>
      <text:p text:style-name="Text_20_body">There are 2 different tennis schedules. <text:s/>The question refers to the lessons starting June 9<text:span text:style-name="T7">th</text:span>, not May.</text:p>
      <text:h text:style-name="Heading_20_4" text:outline-level="4">Stepping or Fetching</text:h>
      <text:p text:style-name="Text_20_body">In <text:span text:style-name="T3">The Amazing Race</text:span><text:span text:style-name="T4">, “a Detour is a choice between two tasks, each with its own advantages and disadvantages”. <text:s/>Same here! <text:s/>If your team is tired, or can't count very well, they may not want to try </text:span><text:span text:style-name="T6">Stepping</text:span><text:span text:style-name="T5">. <text:s/>On the other hand, </text:span><text:span text:style-name="T6">Fetching</text:span><text:span text:style-name="T5"> may require searching around the park to find a particular kind of leaf. <text:s/></text:span></text:p>
      <text:h text:style-name="Heading_20_5" text:outline-level="5">Stepping</text:h>
      <text:p text:style-name="P3">Ladders are not stairs, and their rungs are not steps. <text:s/>Ropes and bridges don't count, either. <text:s/>Only stair steps and landings. <text:s/>Any one continuous landing counts as one step. <text:s/>Remember, there's a little playground near the clubhouse.</text:p>
      <text:h text:style-name="Heading_20_5" text:outline-level="5"><text:soft-page-break/>Fetching</text:h>
      <text:p text:style-name="Text_20_body">Most of these leaves can be found in and around the playground area. <text:s/>Pay close attention to the shape and vein pattern of the leaves.</text:p>
      <text:h text:style-name="Heading_20_4" text:outline-level="4">Workout</text:h>
      <text:p text:style-name="Text_20_body">In <text:span text:style-name="T3">The Amazing Race</text:span><text:span text:style-name="T4">, “a Roadblock is a task that only one one team member can perform”. <text:s/>In </text:span><text:span text:style-name="T3">The Amazing Birthday</text:span><text:span text:style-name="T4">, a Roadblock is a task that </text:span><text:span text:style-name="T6">each</text:span><text:span text:style-name="T5"> team member must perform alone. <text:s/>If there are three members in your team, the team should visit three stations and do three total exercises.</text:span></text:p>
      <text:p text:style-name="Horizontal_20_Line"/>
      <text:h text:style-name="Heading_20_4" text:outline-level="4">Lost and Found</text:h>
      <text:p text:style-name="Text_20_body">Once the entire team is at the intersection, give them the next clue. <text:s/>This is the last challenge for all teams.</text:p>
      <text:h text:style-name="Heading_20_4" text:outline-level="4">Lost and Found, part 2</text:h>
      <text:p text:style-name="Text_20_body">We tried making the compass at home, and it didn't work as well as Melissa had hoped. <text:s/>Figuring out directions from the shadows would work better. <text:s/>Therefore, your team doesn't have to make a WORKING compass. <text:s/>But the materials are there, if one of them wants to try to be MacGyver.</text:p>
      <text:p text:style-name="Text_20_body">There was a pin holding your buff to your bag; it will make a very poor compass needle. <text:s/>There's a magnet in the bag (if they can float it, it might make a good needle). <text:s/>The bag had water for floating the needle. <text:s/>All you need is a container for the water (like a bowl or cup from the pavilion, or a puddle) and something to float the pin (like a small leaf).</text:p>
      <text:p text:style-name="Text_20_body">While your compass doesn't tell you which way is North and which way is South, if you assume the path goes South, only one of them bends to the East. <text:s/></text:p>
      <text:h text:style-name="Heading_20_4" text:outline-level="4">Lost and Found, part 3</text:h>
      <text:p text:style-name="Text_20_body">The stick has a “Code Key” wrapped around it. <text:s/>It probably goes with the Code Card. <text:s/>(If they mess it up, there is an extra in the chaperon's envelope.)</text:p>
      <text:p text:style-name="Text_20_body"/>
      <text:p text:style-name="P1">Answers</text:p>
      <text:h text:style-name="Heading_20_4" text:outline-level="4">Stylin'</text:h>
      <text:p text:style-name="Text_20_body">No puzzle here. <text:s/>Just hand them the next clue when they're done with their visors.</text:p>
      <text:p text:style-name="Horizontal_20_Line"/>
      <text:h text:style-name="Heading_20_4" text:outline-level="4">Birthday Points</text:h>
      <text:p text:style-name="Text_20_body">No puzzle here. <text:s/>Once they've scored at least 10 points, hand them the next clue.</text:p>
      <text:h text:style-name="Heading_20_4" text:outline-level="4">Logo</text:h>
      <text:p text:style-name="Text_20_body">These swatches will be used in a banner that we'll hang in Melissa's room as a memento! <text:s/></text:p>
      <text:h text:style-name="Heading_20_4" text:outline-level="4">Orienteering</text:h>
      <text:p text:style-name="Text_20_body">There's a ladder to nowhere standing at the edge of the playground. <text:s/>(It's for the exercise path.) <text:s/>That's where you need to start.</text:p>
      <text:h text:style-name="Heading_20_4" text:outline-level="4">Orienteering, part 2</text:h>
      <text:p text:style-name="Text_20_body">Start facing the swings, just like the doll. <text:s/>The lock is pointing towards the slide stairs. <text:s/>When you're done, you should be looking at swings. <text:s/>Each swing seat has three lines printed on it.</text:p>
      <text:h text:style-name="Heading_20_4" text:outline-level="4">Research</text:h>
      <text:p text:style-name="Text_20_body">There is a completed Code Card in your chaperon envelope. <text:s/>Each square is for one letter, space, or punctuation. <text:s/>The answers fit exactly in the provided spaces. <text:s/>Capitalization isn't important.</text:p>
      <text:h text:style-name="Heading_20_4" text:outline-level="4">Stepping or Fetching</text:h>
      <text:h text:style-name="Heading_20_5" text:outline-level="5">Stepping</text:h>
      <text:p text:style-name="Text_20_body">There is a grand total of either 43 or 44 steps, depending on how you count.</text:p>
      <text:p text:style-name="P3">There are 6 steps on the little playground, including the landing, but not including the weird rung. <text:s/>The big playground has several stairs and landings, and some of the stairs share a landing. <text:s/>Each landing should be counted only once. <text:s/>The landing over the swaying bridge might be counted, or might not; that makes 37 or 38 steps on the big playground. <text:s/>(Eri didn't count it, but Jude did.)</text:p>
      <text:h text:style-name="Heading_20_5" text:outline-level="5">Fetching</text:h>
      <text:p text:style-name="Text_20_body">Ferns can be found on the edges of the paths, notably on the edges of forests. <text:s/>The heart-shaped leaves come from vines around the park; the ones with curving veins are “air potatoes”. <text:s/>The sawtooth leaf and the magnolia leaf are both found on small trees around the pavilions.</text:p>
      <text:h text:style-name="Heading_20_4" text:outline-level="4">Workout</text:h>
      <text:p text:style-name="P4">No puzzle here, either. <text:s/>Just do some exercises and you're done.</text:p>
      <text:p text:style-name="Horizontal_20_Line"/>
      <text:h text:style-name="Heading_20_4" text:outline-level="4"><text:soft-page-break/>Lost and Found</text:h>
      <text:p text:style-name="Text_20_body">The intersection is a three-way crossroads a little inside the front gate; it's the only place near here where two sidewalks meet. <text:s/>A dirt path meets there, too, for good measure.</text:p>
      <text:h text:style-name="Heading_20_4" text:outline-level="4">Lost and Found, part 2</text:h>
      <text:p text:style-name="Text_20_body">You need to follow the sidewalk across the road. <text:s/>You'll find the buff tied to the bushes near the tree with a hole.</text:p>
      <text:h text:style-name="Heading_20_4" text:outline-level="4">Lost and Found, part 3</text:h>
      <text:p text:style-name="Text_20_body">The easiest way to solve this puzzle is to put the Code Key behind the Code Card and hold them both up to the light. <text:s/>Then the clue is vertically highlighted. <text:s/></text:p>
      <text:p text:style-name="Text_20_body">Kids might also punch out the black squares, or count squares to decide what letters need to be highlighted.</text:p>
      <text:p text:style-name="Text_20_body">The Code Key can be aligned two ways on the card, but the wrong way highlights empty spaces.</text:p>
      <text:p text:style-name="Text_20_body">The message is highlighted on a Code Card in your chaperon's envelop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25in" fo:margin-right="0in" fo:margin-top="0.0799in" fo:margin-bottom="0.0799in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4T11:00:11</meta:creation-date>
    <dc:date>2008-05-25T10:48:27</dc:date>
    <meta:editing-cycles>9</meta:editing-cycles>
    <meta:editing-duration>PT9H48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86" meta:word-count="1496" meta:character-count="8240"/>
  </office:meta>
</office:document-meta>
</file>